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b98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b98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b98d8"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b98d8"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b98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b98d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b98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b98d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b98d8"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247cdf"/>
    </style:style>
    <style:style style:name="P11" style:family="paragraph" style:parent-style-name="Standard">
      <style:paragraph-properties fo:text-align="start" style:justify-single-word="false"/>
      <style:text-properties fo:font-size="12pt" officeooo:rsid="001c314d" officeooo:paragraph-rsid="001db76d" style:font-size-asian="10.5pt" style:font-size-complex="12pt"/>
    </style:style>
    <style:style style:name="P12" style:family="paragraph" style:parent-style-name="Standard">
      <style:paragraph-properties fo:text-align="start" style:justify-single-word="false"/>
      <style:text-properties fo:font-size="12pt" fo:font-weight="normal" officeooo:rsid="000d1359" officeooo:paragraph-rsid="001c314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f6fb" officeooo:paragraph-rsid="001df6f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5a46d" officeooo:paragraph-rsid="0025a46d" style:font-size-asian="12pt" style:font-weight-asian="normal" style:font-size-complex="12pt" style:font-weight-complex="normal"/>
    </style:style>
    <style:style style:name="T1" style:family="text">
      <style:text-properties fo:font-variant="normal" fo:text-transform="none" fo:color="#000000" loext:opacity="100%" style:text-line-through-style="none" style:text-line-through-type="none" style:font-name="Liberation Serif" fo:font-size="18pt" fo:font-style="normal" style:text-underline-style="none" fo:font-weight="normal" officeooo:rsid="000b98d8" style:text-blinking="false" fo:background-color="transparent" loext:char-shading-value="0" style:font-size-asian="18pt" style:font-size-complex="18pt"/>
    </style:style>
    <style:style style:name="T2" style:family="text">
      <style:text-properties fo:font-size="18pt" officeooo:rsid="0004079a" style:font-size-asian="18pt" style:font-size-complex="18pt"/>
    </style:style>
    <style:style style:name="T3" style:family="text">
      <style:text-properties fo:font-size="18pt" officeooo:rsid="000b98d8" style:font-size-asian="18pt" style:font-size-complex="18pt"/>
    </style:style>
    <style:style style:name="T4" style:family="text">
      <style:text-properties fo:font-size="18pt" officeooo:rsid="001c098f" style:font-size-asian="18pt" style:font-size-complex="18pt"/>
    </style:style>
    <style:style style:name="T5" style:family="text">
      <style:text-properties fo:font-size="18pt" officeooo:rsid="00247cdf" style:font-size-asian="18pt" style:font-size-complex="18pt"/>
    </style:style>
    <style:style style:name="T6" style:family="text">
      <style:text-properties officeooo:rsid="001df6fb"/>
    </style:style>
    <style:style style:name="T7" style:family="text">
      <style:text-properties officeooo:rsid="00249266"/>
    </style:style>
    <style:style style:name="T8" style:family="text">
      <style:text-properties officeooo:rsid="0025a4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S</text:span><text:span text:style-name="T4">2</text:span><text:span text:style-name="T2">.0</text:span><text:span text:style-name="T5">4</text:span><text:span text:style-name="T3"> </text:span><text:span text:style-name="T1">Exploitation d’une base de données <text:s/></text:span></text:p>
      <text:p text:style-name="P4"/>
      <text:p text:style-name="P4">_____________________________________________</text:p>
      <text:p text:style-name="P4"/>
      <text:p text:style-name="P4"/>
      <text:p text:style-name="P5">1) Projet et ses objectifs :</text:p>
      <text:p text:style-name="P3"/>
      <text:p text:style-name="P11">Cette SAE <text:span text:style-name="T7">était un projet concernant les bases de données ainsi que la gestion d’un projet. Elle avait pour but d’organisé les données d’une entreprise afin de pouvoir faire des graphiques la concernant, et expliquant les axes d’amélioration du chiffre d’affaire par exemple. Enfin, il y avait une partie lié à l’anglais qui consistait à expliquer ce que l’on a fait en un audio. </text:span><text:span text:style-name="T8">Cette entreprise gérait des clubs de vacances qui proposaient chacun des activités. Les points clés résidait dans la compréhension des points fort de chaque club.</text:span></text:p>
      <text:p text:style-name="P6"/>
      <text:p text:style-name="P6">2) Organisation collaborative :</text:p>
      <text:p text:style-name="P7"/>
      <text:p text:style-name="P13">Cette SAE était <text:span text:style-name="T8">à faire en binôme. Nous avons tout deux travailler sur la base de données (je m’occupais du PL/SQL et mon binôme des questions de SQL). Ensuite, lors de la partie gestion, nous avons travailler ensemble sur les graphiques et sur les points importants à démontrer. Et pour finir, nous avons enrigstré l’oral d’anglais en se répartissant la parole équitablement. </text:span></text:p>
      <text:p text:style-name="P1"/>
      <text:p text:style-name="P1"/>
      <text:p text:style-name="P8">3) Étapes et difficultés :</text:p>
      <text:p text:style-name="P8"/>
      <text:p text:style-name="P2">Le projet était découpé en <text:span text:style-name="T6">trois</text:span> étapes <text:span text:style-name="T8">que j’ai cité si dessus</text:span>:</text:p>
      <text:p text:style-name="P2"/>
      <text:p text:style-name="P2">- <text:span text:style-name="T8">La partie base de donnée, qui servait entre autre à découvrir l’entreprise et comment elle fonctionne.</text:span></text:p>
      <text:p text:style-name="P12">- <text:span text:style-name="T8">La partie gestion, composé surtout de l’utilisation de l’outil Power BI pour confectionner des graphiques et comprendre comment gérer l’entreprise.</text:span></text:p>
      <text:p text:style-name="P12">- <text:span text:style-name="T8">Pour finir, la partie anglais qui servait à prendre du recul sur notre travail et à savoir utilisé convenablement ce que nous avions trouvé. </text:span></text:p>
      <text:p text:style-name="P2"/>
      <text:p text:style-name="P14">La partie BD était assez simple puisque je suis très à l’aise avec les bases de données et leur fonctionnement. En revanche, la partie gestion était compliqué. Bien que nous sachions utilisé l’outil power BI, nous étions un peu livré à nous même et devions nous débrouiller pour extraire les informations pertinentes. Enfin, la partie anglais ne posait pas de difficulté car nous avions compris ce que l’on faisait et pourquoi on le faisait.</text:p>
      <text:p text:style-name="P9"/>
      <text:p text:style-name="P9">4 ) Amélioration pour l’avenir :</text:p>
      <text:p text:style-name="P9"/>
      <text:p text:style-name="P14">Je dois me décidé plus efficacement sur les points importants à traiter, autrement, pas d’amélioration notab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5:46:55.637000000</meta:creation-date>
    <meta:generator>LibreOffice/7.1.0.3$Windows_X86_64 LibreOffice_project/f6099ecf3d29644b5008cc8f48f42f4a40986e4c</meta:generator>
    <dc:date>2025-06-13T11:11:31.910000000</dc:date>
    <meta:editing-duration>PT1H26M10S</meta:editing-duration>
    <meta:editing-cycles>15</meta:editing-cycles>
    <meta:document-statistic meta:table-count="0" meta:image-count="0" meta:object-count="0" meta:page-count="1" meta:paragraph-count="14" meta:word-count="344" meta:character-count="2136" meta:non-whitespace-character-count="1801"/>
  </office:meta>
</office:document-meta>
</file>